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officeooo:paragraph-rsid="0011db74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officeooo:rsid="0011db7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1db74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Qualifying for Place on Ballot</text:span>.</text:h>
      <text:section text:style-name="Sect1" text:name="leaf-statute-body">
        <text:h text:style-name="P2" text:outline-level="2"><text:bookmark text:name="collection_name"/><text:span text:style-name="T2">Texas Election Code</text:span>, <text:span text:style-name="T3">Title 11, </text:span><text:bookmark text:name="number_and_name"/><text:span text:style-name="T2">Sec</text:span><text:span text:style-name="T3">tion</text:span><text:span text:style-name="T2"> 191.002</text:span>. </text:h>
        <text:p text:style-name="P4">https://texas.public.law/statutes/tex._election_code_section_191.002</text:p>
        <text:p text:style-name="Text_20_body"/>
        <text:p text:style-name="P5"><text:line-break/><text:span text:style-name="T1">(a)<text:tab/></text:span>Candidates qualify to have their names placed on the presidential primary election ballot in the manner provided by party rule, subject to this section. </text:p>
        <text:p text:style-name="P5"><text:span text:style-name="T1">(b) <text:tab/></text:span>If party rules provide for the filing of applications or signature petitions to qualify candidates for a place on the ballot, the filing deadline may not be later than the regular filing deadline for candidates in the general primary election. <text:span text:style-name="T2">A signature on a candidate’s petition is not valid unless it is that of a registered voter</text:span> <text:span text:style-name="T2">and is accompanied by the signer’s residence address</text:span>, including county, <text:span text:style-name="T2">and voter registration number</text:span>. </text:p>
        <text:p text:style-name="P5"><text:span text:style-name="T1">(c) <text:tab/></text:span>A person may not sign petitions supporting more than one presidential candidate in the same primary, and, if a person does so, the person’s signature is void as to all petitions the person signs.</text:p>
      </text:section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Stewart</meta:initial-creator>
    <meta:creation-date>2021-12-20T03:38:59.052390627</meta:creation-date>
    <dc:date>2021-12-20T03:46:41.920595850</dc:date>
    <dc:creator>Charles Stewart</dc:creator>
    <meta:editing-duration>PT7M43S</meta:editing-duration>
    <meta:editing-cycles>1</meta:editing-cycles>
    <meta:document-statistic meta:table-count="0" meta:image-count="0" meta:object-count="0" meta:page-count="1" meta:paragraph-count="6" meta:word-count="145" meta:character-count="948" meta:non-whitespace-character-count="803"/>
    <meta:generator>LibreOffice/7.2.4.1$Linux_X86_64 LibreOffice_project/27d75539669ac387bb498e35313b970b7fe9c4f9</meta:generator>
  </office:meta>
</office:document-meta>
</file>